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geneva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0e49b" style:font-size-asian="10.5pt" style:font-size-complex="12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267098" officeooo:paragraph-rsid="0010e49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273f5d" officeooo:paragraph-rsid="0010e49b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118978" officeooo:paragraph-rsid="0014cf24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0e49b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7f39d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8eefa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fo:font-weight="bold" officeooo:rsid="001fe7e2" officeooo:paragraph-rsid="001fe7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fo:font-weight="normal" officeooo:rsid="001fe7e2" officeooo:paragraph-rsid="001fe7e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fo:font-weight="normal" officeooo:rsid="001fe7e2" officeooo:paragraph-rsid="001fe7e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pt" fo:country="BR" style:text-underline-style="none" officeooo:rsid="0014cf24" officeooo:paragraph-rsid="0014cf24" style:font-size-asian="14pt" style:font-size-complex="16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6pt" fo:language="pt" fo:country="BR" style:text-underline-style="none" fo:font-weight="bold" officeooo:rsid="00118978" officeooo:paragraph-rsid="0014cf2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6pt" fo:language="pt" fo:country="BR" style:text-underline-style="none" fo:font-weight="bold" officeooo:rsid="001fe7e2" officeooo:paragraph-rsid="001fe7e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6pt" fo:language="pt" fo:country="BR" style:text-underline-style="none" fo:font-weight="bold" officeooo:rsid="001e4d31" officeooo:paragraph-rsid="001e4d31" style:font-size-asian="14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center" style:justify-single-word="false" fo:break-before="page"/>
      <style:text-properties style:font-name="Times New Roman" fo:font-size="20pt" fo:language="pt" fo:country="BR" style:text-underline-style="none" officeooo:rsid="002505a0" officeooo:paragraph-rsid="0010e49b" style:font-size-asian="20pt" style:font-size-complex="20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20pt" fo:language="pt" fo:country="BR" style:text-underline-style="none" officeooo:rsid="002505a0" officeooo:paragraph-rsid="0010e49b" style:font-size-asian="20pt" style:font-size-complex="20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style:text-underline-style="none" officeooo:rsid="002505a0" officeooo:paragraph-rsid="0010e49b" style:font-size-asian="10.5pt" style:font-size-complex="12pt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0e49b" style:font-size-asian="10.5pt" style:font-size-complex="12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d6135" style:font-size-asian="10.5pt" style:font-size-complex="12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7f39d" style:font-size-asian="10.5pt" style:font-size-complex="12pt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8eefa" style:font-size-asian="10.5pt" style:font-size-complex="12pt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ac5dc" style:font-size-asian="10.5pt" style:font-size-complex="12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1b68d0" style:font-size-asian="10.5pt" style:font-size-complex="12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67098" officeooo:paragraph-rsid="0027ca07" style:font-size-asian="10.5pt" style:font-size-complex="12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73f5d" officeooo:paragraph-rsid="0010e49b" style:font-size-asian="10.5pt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786b6" officeooo:paragraph-rsid="0010e49b" style:font-size-asian="10.5pt" style:font-size-complex="12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c78ae" officeooo:paragraph-rsid="0010e49b" style:font-size-asian="10.5pt" style:font-size-complex="12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976d6" officeooo:paragraph-rsid="0010e49b" style:font-size-asian="10.5pt" style:font-size-complex="12pt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afe6e" officeooo:paragraph-rsid="0010e49b" style:font-size-asian="10.5pt" style:font-size-complex="12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d6135" officeooo:paragraph-rsid="001d6135" style:font-size-asian="10.5pt" style:font-size-complex="12pt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d6135" officeooo:paragraph-rsid="0027ca07" style:font-size-asian="10.5pt" style:font-size-complex="12pt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3a014" officeooo:paragraph-rsid="0023a014" style:font-size-asian="10.5pt" style:font-size-complex="12pt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cec14" officeooo:paragraph-rsid="0010e49b" style:font-size-asian="10.5pt" style:font-size-complex="12pt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d47aa" officeooo:paragraph-rsid="0010e49b" style:font-size-asian="10.5pt" style:font-size-complex="12pt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0007d" officeooo:paragraph-rsid="0010e49b" style:font-size-asian="10.5pt" style:font-size-complex="12pt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ea930" officeooo:paragraph-rsid="0010e49b" style:font-size-asian="10.5pt" style:font-size-complex="12pt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ea930" officeooo:paragraph-rsid="0018eefa" style:font-size-asian="10.5pt" style:font-size-complex="12pt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ea930" officeooo:paragraph-rsid="001ac5dc" style:font-size-asian="10.5pt" style:font-size-complex="12pt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ea930" officeooo:paragraph-rsid="001b68d0" style:font-size-asian="10.5pt" style:font-size-complex="12pt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ea930" officeooo:paragraph-rsid="0027ca07" style:font-size-asian="10.5pt" style:font-size-complex="12pt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0e49b" style:font-size-asian="10.5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d6135" style:font-size-asian="10.5pt" style:font-size-complex="12pt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7f39d" style:font-size-asian="10.5pt" style:font-size-complex="12pt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8eefa" style:font-size-asian="10.5pt" style:font-size-complex="12pt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ac5dc" style:font-size-asian="10.5pt" style:font-size-complex="12pt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b68d0" style:font-size-asian="10.5pt" style:font-size-complex="12pt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27ca07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370cab" officeooo:paragraph-rsid="001b68d0" style:font-size-asian="10.5pt" style:font-size-complex="12pt"/>
    </style:style>
    <style:style style:name="P4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3572c" officeooo:paragraph-rsid="0010e49b" style:font-size-asian="10.5pt" style:font-size-complex="12pt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3572c" officeooo:paragraph-rsid="001d6135" style:font-size-asian="10.5pt" style:font-size-complex="12pt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554d1" officeooo:paragraph-rsid="0010e49b" style:font-size-asian="10.5pt" style:font-size-complex="12pt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26702" officeooo:paragraph-rsid="00226702" style:font-size-asian="10.5pt" style:font-size-complex="12pt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226702" officeooo:paragraph-rsid="0027ca07" style:font-size-asian="10.5pt" style:font-size-complex="12pt"/>
    </style:style>
    <style:style style:name="P54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17f39d" officeooo:paragraph-rsid="0017f39d" style:font-size-asian="10.5pt" style:font-size-complex="12pt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7f39d" officeooo:paragraph-rsid="0017f39d" style:font-size-asian="10.5pt" style:font-size-complex="12pt"/>
    </style:style>
    <style:style style:name="P56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17f39d" officeooo:paragraph-rsid="0018eefa" style:font-size-asian="10.5pt" style:font-size-complex="12pt"/>
    </style:style>
    <style:style style:name="P5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7f39d" officeooo:paragraph-rsid="0018eefa" style:font-size-asian="10.5pt" style:font-size-complex="12pt"/>
    </style:style>
    <style:style style:name="P5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8eefa" officeooo:paragraph-rsid="0018eefa" style:font-size-asian="10.5pt" style:font-size-complex="12pt"/>
    </style:style>
    <style:style style:name="P59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18eefa" officeooo:paragraph-rsid="0018eefa" style:font-size-asian="10.5pt" style:font-size-complex="12pt"/>
    </style:style>
    <style:style style:name="P6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8f22a" officeooo:paragraph-rsid="0018f22a" style:font-size-asian="10.5pt" style:font-size-complex="12pt"/>
    </style:style>
    <style:style style:name="P6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ac5dc" officeooo:paragraph-rsid="001ac5dc" style:font-size-asian="10.5pt" style:font-size-complex="12pt"/>
    </style:style>
    <style:style style:name="P62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388e9f" officeooo:paragraph-rsid="0010e49b" style:font-size-asian="10.5pt" style:font-size-complex="12pt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88e9f" officeooo:paragraph-rsid="0010e49b" style:font-size-asian="10.5pt" style:font-size-complex="12pt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88e9f" officeooo:paragraph-rsid="001ac5dc" style:font-size-asian="10.5pt" style:font-size-complex="12pt"/>
    </style:style>
    <style:style style:name="P65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88e9f" officeooo:paragraph-rsid="001b68d0" style:font-size-asian="10.5pt" style:font-size-complex="12pt"/>
    </style:style>
    <style:style style:name="P66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88e9f" officeooo:paragraph-rsid="0027ca07" style:font-size-asian="10.5pt" style:font-size-complex="12pt"/>
    </style:style>
    <style:style style:name="P6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a8a15" officeooo:paragraph-rsid="0010e49b" style:font-size-asian="10.5pt" style:font-size-complex="12pt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a8a15" officeooo:paragraph-rsid="001b68d0" style:font-size-asian="10.5pt" style:font-size-complex="12pt"/>
    </style:style>
    <style:style style:name="P6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a8a15" officeooo:paragraph-rsid="0027ca07" style:font-size-asian="10.5pt" style:font-size-complex="12pt"/>
    </style:style>
    <style:style style:name="P7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c4ead" officeooo:paragraph-rsid="0010e49b" style:font-size-asian="10.5pt" style:font-size-complex="12pt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c4ead" officeooo:paragraph-rsid="001b68d0" style:font-size-asian="10.5pt" style:font-size-complex="12pt"/>
    </style:style>
    <style:style style:name="P7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3c4ead" officeooo:paragraph-rsid="0027ca07" style:font-size-asian="10.5pt" style:font-size-complex="12pt"/>
    </style:style>
    <style:style style:name="P7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b68d0" officeooo:paragraph-rsid="001b68d0" style:font-size-asian="10.5pt" style:font-size-complex="12pt"/>
    </style:style>
    <style:style style:name="P74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1b68d0" officeooo:paragraph-rsid="001b68d0" style:font-size-asian="10.5pt" style:font-size-complex="12pt"/>
    </style:style>
    <style:style style:name="P75" style:family="paragraph" style:parent-style-name="Standard" style:list-style-name="L2">
      <style:paragraph-properties fo:text-align="justify" style:justify-single-word="false" fo:break-before="page"/>
      <style:text-properties style:font-name="Times New Roman" fo:font-size="12pt" fo:language="pt" fo:country="BR" style:text-underline-style="none" officeooo:rsid="001b68d0" officeooo:paragraph-rsid="0027ca07" style:font-size-asian="10.5pt" style:font-size-complex="12pt"/>
    </style:style>
    <style:style style:name="P76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b68d0" officeooo:paragraph-rsid="0027ca07" style:font-size-asian="10.5pt" style:font-size-complex="12pt"/>
    </style:style>
    <style:style style:name="P77" style:family="paragraph" style:parent-style-name="Standard" style:list-style-name="L3">
      <style:paragraph-properties fo:text-align="justify" style:justify-single-word="false"/>
      <style:text-properties style:font-name="Times New Roman" fo:font-size="16pt" fo:language="pt" fo:country="BR" style:text-underline-style="none" fo:font-weight="bold" officeooo:rsid="001e4d31" officeooo:paragraph-rsid="001e4d31" style:font-size-asian="14pt" style:font-weight-asian="bold" style:font-size-complex="16pt" style:font-weight-complex="bold"/>
    </style:style>
    <style:style style:name="T1" style:family="text">
      <style:text-properties style:font-name="verdana" fo:font-size="12pt" style:font-size-asian="10.5pt" style:font-size-complex="12pt"/>
    </style:style>
    <style:style style:name="T2" style:family="text">
      <style:text-properties officeooo:rsid="00273f5d"/>
    </style:style>
    <style:style style:name="T3" style:family="text">
      <style:text-properties officeooo:rsid="00299c12"/>
    </style:style>
    <style:style style:name="T4" style:family="text">
      <style:text-properties officeooo:rsid="002ea930"/>
    </style:style>
    <style:style style:name="T5" style:family="text">
      <style:text-properties officeooo:rsid="0031d0f1"/>
    </style:style>
    <style:style style:name="T6" style:family="text">
      <style:text-properties officeooo:rsid="003554d1"/>
    </style:style>
    <style:style style:name="T7" style:family="text">
      <style:text-properties officeooo:rsid="00388e9f"/>
    </style:style>
    <style:style style:name="T8" style:family="text">
      <style:text-properties officeooo:rsid="003c4ead"/>
    </style:style>
    <style:style style:name="T9" style:family="text">
      <style:text-properties officeooo:rsid="0014cf24"/>
    </style:style>
    <style:style style:name="T10" style:family="text">
      <style:text-properties officeooo:rsid="0016ae06"/>
    </style:style>
    <style:style style:name="T11" style:family="text">
      <style:text-properties officeooo:rsid="0017f39d"/>
    </style:style>
    <style:style style:name="T12" style:family="text">
      <style:text-properties officeooo:rsid="0018eefa"/>
    </style:style>
    <style:style style:name="T13" style:family="text">
      <style:text-properties officeooo:rsid="001ac5dc"/>
    </style:style>
    <style:style style:name="T14" style:family="text">
      <style:text-properties officeooo:rsid="001b68d0"/>
    </style:style>
    <style:style style:name="T15" style:family="text">
      <style:text-properties officeooo:rsid="001d6135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73f5d" style:font-size-asian="10.5pt" style:font-weight-asian="normal" style:font-size-complex="12pt" style:font-weight-complex="normal"/>
    </style:style>
    <style:style style:name="T18" style:family="text">
      <style:text-properties officeooo:rsid="0023a014"/>
    </style:style>
    <text:list-style style:name="L1">
      <text:list-level-style-number text:level="1" text:style-name="Numbering_20_Symbols" loext:num-list-format="RNF %1% –" style:num-prefix="RNF " style:num-suffix=" –" style:num-format="01, 02, 03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CDU %1%:" style:num-prefix="CDU " style:num-suffix=":" style:num-format="001, 002, 003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-" style:num-suffix="-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list>
            <text:list-item>
              <text:p text:style-name="P15">Lista de Casos de Uso</text:p>
              <text:p text:style-name="P16"><text:span text:style-name="Strong_20_Emphasis"><text:span text:style-name="T1"/></text:span></text:p>
              <text:p text:style-name="P17"><text:span text:style-name="Strong_20_Emphasis"><text:span text:style-name="T1"/></text:span></text:p>
            </text:list-item>
          </text:list>
        </text:list-item>
      </text:list>
      <text:list text:style-name="L2">
        <text:list-item>
          <text:p text:style-name="P18">Fazer Login.</text:p>
          <text:list>
            <text:list-item>
              <text:p text:style-name="P18">Versão: <text:span text:style-name="T2">1.</text:span><text:span text:style-name="T15">1</text:span></text:p>
            </text:list-item>
            <text:list-item>
              <text:p text:style-name="P18">Ator primário: </text:p>
              <text:list>
                <text:list-item>
                  <text:p text:style-name="P25">Visitante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26">Permitir que o usuário faça login com suas informações para poder usar os recursos que necessitam de verificação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27">Sistema deve estar configurado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28">Uma pessoa não logada clica no botão para fazer login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29">O visitante abre o site.</text:p>
                </text:list-item>
                <text:list-item>
                  <text:p text:style-name="P29">O <text:span text:style-name="T15">v</text:span>isitante clica no botão de login.</text:p>
                </text:list-item>
                <text:list-item>
                  <text:p text:style-name="P29">O <text:span text:style-name="T15">v</text:span>isitante coloca o e-mail e senha.</text:p>
                </text:list-item>
                <text:list-item>
                  <text:p text:style-name="P30">O visitante clica para entrar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29">Os dados informados estão incorretos/não existem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30">0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10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32">Nenhuma.</text:p>
                </text:list-item>
              </text:list>
            </text:list-item>
          </text:list>
        </text:list-item>
      </text:list>
      <text:p text:style-name="P1"/>
      <text:list text:continue-numbering="true" text:style-name="L2">
        <text:list-item>
          <text:p text:style-name="P25">Alterar senha.</text:p>
          <text:list>
            <text:list-item>
              <text:p text:style-name="P18">Versão: <text:span text:style-name="T2">1.</text:span><text:span text:style-name="T15">1</text:span></text:p>
            </text:list-item>
            <text:list-item>
              <text:p text:style-name="P18">Ator primário: </text:p>
              <text:list>
                <text:list-item>
                  <text:p text:style-name="P25">Usuário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33">Permitir a alteração da senha atual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33">O usuário deve estar <text:span text:style-name="T18">logado no sistema</text:span> e saber a senha atual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34">O usuário clica no botão de alterar senha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34">O usuário clica para alterar a senha.</text:p>
                </text:list-item>
                <text:list-item>
                  <text:p text:style-name="P34">O usuário coloca a senha atual.</text:p>
                </text:list-item>
                <text:list-item>
                  <text:p text:style-name="P34">O usuário coloca a nova senha.</text:p>
                </text:list-item>
                <text:list-item>
                  <text:p text:style-name="P34">O usuário confirma a nova senha.</text:p>
                </text:list-item>
                <text:list-item>
                  <text:p text:style-name="P34">O usuário confirma a alteração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34">A senha atual está incorreta.</text:p>
                </text:list-item>
                <text:list-item>
                  <text:p text:style-name="P34">A <text:span text:style-name="T4">nova senha é diferente da nova senha confirmada.</text:span>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32">4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9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35"><text:soft-page-break/>Nenhuma.</text:p>
                </text:list-item>
              </text:list>
              <text:p text:style-name="P18"/>
            </text:list-item>
          </text:list>
        </text:list-item>
        <text:list-item>
          <text:p text:style-name="P25">Fazer logout.</text:p>
          <text:list>
            <text:list-item>
              <text:p text:style-name="P18">Versão: <text:span text:style-name="T2">1.</text:span><text:span text:style-name="T15">1</text:span></text:p>
            </text:list-item>
            <text:list-item>
              <text:p text:style-name="P18">Ator primário:</text:p>
              <text:list>
                <text:list-item>
                  <text:p text:style-name="P36">Usuário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36">O usuário logado pode desconectar do sistema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36">O usuário deve estar logado no sistema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36">O usuário clica no botão de fazer logoff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36">O usuário clica para fazer logoff.</text:p>
                </text:list-item>
                <text:list-item>
                  <text:p text:style-name="P36">O usuário é desconectado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36">O <text:span text:style-name="T15">u</text:span>suário já está desconectado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30">0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4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36">O sistema deve desconectar o usuário automaticamente se ele não usar o sistema em algum tempo? (Exemplo: Desconectar o usuário se ele não usar o sistema em 30 dias).</text:p>
                  <text:p text:style-name="P36"/>
                </text:list-item>
              </text:list>
            </text:list-item>
          </text:list>
        </text:list-item>
        <text:list-item>
          <text:p text:style-name="P36">Consultar livros</text:p>
          <text:list>
            <text:list-item>
              <text:p text:style-name="P18">Versão: <text:span text:style-name="T2">1.</text:span><text:span text:style-name="T15">1</text:span></text:p>
            </text:list-item>
            <text:list-item>
              <text:p text:style-name="P18">Ator primário:</text:p>
              <text:list>
                <text:list-item>
                  <text:p text:style-name="P36">Visitante e Usuário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36">Qualquer um pode ver os livros cadastrados no sistema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36">Nenhuma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35">O ator clica para ver os livros que a biblioteca possui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36">O usuário <text:span text:style-name="T5">abre a página do sistema</text:span>.</text:p>
                </text:list-item>
                <text:list-item>
                  <text:p text:style-name="P36">O usuário <text:span text:style-name="T5">escolhe a opção de ver os livros</text:span>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30">Nenhum livro está disponível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30">0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10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41">Nenhuma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2"/>
      <text:list text:continue-numbering="true" text:style-name="L2">
        <text:list-item>
          <text:p text:style-name="P49">Renovar livro emprestado</text:p>
          <text:list>
            <text:list-item>
              <text:p text:style-name="P18">Versão: <text:span text:style-name="T2">1.</text:span><text:span text:style-name="T15">1</text:span></text:p>
            </text:list-item>
            <text:list-item>
              <text:p text:style-name="P18">Ator primário:</text:p>
              <text:list>
                <text:list-item>
                  <text:p text:style-name="P49">Leitor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49">O leitor pode renovar livros emprestados, desde que os requisitos para a renovação sejam cumpridos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49">O usuário deve estar logado no sistema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49">O leitor seleciona a opção de renovação do livro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30">O usuário abre a página para ver seus livros emprestados.</text:p>
                </text:list-item>
                <text:list-item>
                  <text:p text:style-name="P49">O usuário escolhe ao menos um livro.</text:p>
                </text:list-item>
                <text:list-item>
                  <text:p text:style-name="P49">O usuário cli<text:span text:style-name="T15">c</text:span>a para renovar o(s) livro(s)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49">Ao menos um livro não está no prazo de renovação.</text:p>
                </text:list-item>
                <text:list-item>
                  <text:p text:style-name="P49">Ao menos um livro já passou do prazo de renovação.</text:p>
                </text:list-item>
                <text:list-item>
                  <text:p text:style-name="P49">Nenhum livro selecionado.</text:p>
                </text:list-item>
                <text:list-item>
                  <text:p text:style-name="P30">O usuário não possui nenhum livro emprestado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30">1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10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41">Nenhuma.</text:p>
                </text:list-item>
              </text:list>
            </text:list-item>
          </text:list>
        </text:list-item>
      </text:list>
      <text:p text:style-name="P5"/>
      <text:list text:continue-numbering="true" text:style-name="L2">
        <text:list-item>
          <text:p text:style-name="P30">Emitir comprovante de renovação</text:p>
          <text:list>
            <text:list-item>
              <text:p text:style-name="P19">Versão: <text:span text:style-name="T2">1.</text:span><text:span text:style-name="T15">1</text:span></text:p>
            </text:list-item>
            <text:list-item>
              <text:p text:style-name="P19">Ator primário:</text:p>
              <text:list>
                <text:list-item>
                  <text:p text:style-name="P30">Sistema (Automático).</text:p>
                </text:list-item>
              </text:list>
            </text:list-item>
            <text:list-item>
              <text:p text:style-name="P19">Objetivo no contexto:</text:p>
              <text:list>
                <text:list-item>
                  <text:p text:style-name="P30">O sistema envia comprovante de renovação para o usuário.</text:p>
                </text:list-item>
              </text:list>
            </text:list-item>
            <text:list-item>
              <text:p text:style-name="P19">Precondições:</text:p>
              <text:list>
                <text:list-item>
                  <text:p text:style-name="P50">O usuário deve estar logado no sistema.</text:p>
                </text:list-item>
              </text:list>
            </text:list-item>
            <text:list-item>
              <text:p text:style-name="P19"><text:span text:style-name="T3">Trigger</text:span>:</text:p>
              <text:list>
                <text:list-item>
                  <text:p text:style-name="P50">O leitor seleciona a opção de renovação do livro.</text:p>
                </text:list-item>
              </text:list>
            </text:list-item>
            <text:list-item>
              <text:p text:style-name="P19">Cenário:</text:p>
              <text:list>
                <text:list-item>
                  <text:p text:style-name="P30">O usuário abre a página de livros emprestados.</text:p>
                </text:list-item>
                <text:list-item>
                  <text:p text:style-name="P50">O usuário escolhe ao menos um livro.</text:p>
                </text:list-item>
                <text:list-item>
                  <text:p text:style-name="P50">O usuário clipa para renovar o(s) livro(s).</text:p>
                </text:list-item>
                <text:list-item>
                  <text:p text:style-name="P30">O sistema emite um comprovante.</text:p>
                </text:list-item>
              </text:list>
            </text:list-item>
            <text:list-item>
              <text:p text:style-name="P19">Exceções:</text:p>
              <text:list>
                <text:list-item>
                  <text:p text:style-name="P50">Ao menos um livro não está no prazo de renovação.</text:p>
                </text:list-item>
                <text:list-item>
                  <text:p text:style-name="P50">Ao menos um livro já passou do prazo de renovação.</text:p>
                </text:list-item>
                <text:list-item>
                  <text:p text:style-name="P50">Nenhum livro selecionado.</text:p>
                </text:list-item>
                <text:list-item>
                  <text:p text:style-name="P30">O usuário não possui nenhum livro emprestado.</text:p>
                </text:list-item>
              </text:list>
            </text:list-item>
            <text:list-item>
              <text:p text:style-name="P19">Prioridade:</text:p>
              <text:list>
                <text:list-item>
                  <text:p text:style-name="P30">2</text:p>
                </text:list-item>
              </text:list>
            </text:list-item>
            <text:list-item>
              <text:p text:style-name="P19">Frequência de uso:</text:p>
              <text:list>
                <text:list-item>
                  <text:p text:style-name="P32">10.</text:p>
                </text:list-item>
              </text:list>
            </text:list-item>
            <text:list-item>
              <text:p text:style-name="P19"><text:soft-page-break/>Questões em aberto:</text:p>
              <text:list>
                <text:list-item>
                  <text:p text:style-name="P42">Nenhuma.</text:p>
                </text:list-item>
              </text:list>
            </text:list-item>
          </text:list>
        </text:list-item>
      </text:list>
      <text:p text:style-name="P3"/>
      <text:p text:style-name="P3"/>
      <text:list text:continue-numbering="true" text:style-name="L2">
        <text:list-item>
          <text:p text:style-name="P51">Consultar livros emprestados.</text:p>
          <text:list>
            <text:list-item>
              <text:p text:style-name="P18">Versão: <text:span text:style-name="T2">1.</text:span><text:span text:style-name="T15">1</text:span></text:p>
            </text:list-item>
            <text:list-item>
              <text:p text:style-name="P18">Ator primário:</text:p>
              <text:list>
                <text:list-item>
                  <text:p text:style-name="P49">Leitor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49">O leitor pode <text:span text:style-name="T6">consultar os</text:span> <text:span text:style-name="T6">livros</text:span> <text:span text:style-name="T6">que ele </text:span>emprestados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49">O usuário deve estar logado no sistema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49">O leitor seleciona a opção de renovação do livro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51"><text:span text:style-name="T15">O leitor c</text:span>lica na opção de ver livros emprestados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49"><text:span text:style-name="T6">O leitor não possui nenhum</text:span> livro<text:span text:style-name="T6">(s)</text:span> <text:span text:style-name="T6">emprestado(s)</text:span>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30">1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10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41">Nenhuma.</text:p>
                </text:list-item>
              </text:list>
            </text:list-item>
          </text:list>
        </text:list-item>
      </text:list>
      <text:p text:style-name="P5"/>
      <text:list text:continue-numbering="true" text:style-name="L2">
        <text:list-item>
          <text:p text:style-name="P41">Cadastrar livro</text:p>
          <text:list>
            <text:list-item>
              <text:p text:style-name="P18">Versão: <text:span text:style-name="T2">1.</text:span><text:span text:style-name="T18">1</text:span></text:p>
            </text:list-item>
            <text:list-item>
              <text:p text:style-name="P18">Ator primário:</text:p>
              <text:list>
                <text:list-item>
                  <text:p text:style-name="P41">Bibliotecário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41">Bibliotecários podem cadastrar novos livros no sistema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41">O bibliotecário deve estar logado no sistema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41">O bibliotecário clica para cadastrar novo livro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41">O bibliotecário escolhe a opção de cadastrar novo livro.</text:p>
                </text:list-item>
                <text:list-item>
                  <text:p text:style-name="P41">O bibliotecário informa os dados cadastrais do livro.</text:p>
                </text:list-item>
                <text:list-item>
                  <text:p text:style-name="P41">O bibliotecário escolhe a opção de confirmar e cadastrar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41">Campos de texto obrigatórios não estão preenchidos.</text:p>
                </text:list-item>
                <text:list-item>
                  <text:p text:style-name="P41">Erro desconhecido ao efetuar cadastro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52">3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2">5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41">Nenhuma.</text:p>
                  <text:p text:style-name="P41"/>
                </text:list-item>
              </text:list>
            </text:list-item>
          </text:list>
        </text:list-item>
        <text:list-item>
          <text:p text:style-name="P54">Alterar livro cadastrado</text:p>
          <text:list>
            <text:list-item>
              <text:p text:style-name="P20">Versão: <text:span text:style-name="T2">1.</text:span><text:span text:style-name="T11">1</text:span></text:p>
            </text:list-item>
            <text:list-item>
              <text:p text:style-name="P20">Ator primário:</text:p>
              <text:list>
                <text:list-item>
                  <text:p text:style-name="P43">Bibliotecário.</text:p>
                </text:list-item>
              </text:list>
            </text:list-item>
            <text:list-item>
              <text:p text:style-name="P20">Objetivo no contexto:</text:p>
              <text:list>
                <text:list-item>
                  <text:p text:style-name="P55">Alterar os dados de um livro já cadastrado.</text:p>
                </text:list-item>
              </text:list>
            </text:list-item>
            <text:list-item>
              <text:p text:style-name="P20">Precondições:</text:p>
              <text:list>
                <text:list-item>
                  <text:p text:style-name="P43">O bibliotecário deve estar logado no sistema.</text:p>
                </text:list-item>
              </text:list>
            </text:list-item>
            <text:list-item>
              <text:p text:style-name="P20"><text:span text:style-name="T3">Trigger</text:span>:</text:p>
              <text:list>
                <text:list-item>
                  <text:p text:style-name="P43">O bibliotecário <text:span text:style-name="T11">escolhe a opção para alterar dados de livros já cadastrados.</text:span></text:p>
                </text:list-item>
              </text:list>
            </text:list-item>
            <text:list-item>
              <text:p text:style-name="P20">Cenário:</text:p>
              <text:list>
                <text:list-item>
                  <text:p text:style-name="P43">O bibliotecário <text:span text:style-name="T11">escolhe a opção para alterar dados de livros já cadastrados.</text:span></text:p>
                </text:list-item>
                <text:list-item>
                  <text:p text:style-name="P55">O bibliotecário escolhe o livro que deseja alterar os dados.</text:p>
                </text:list-item>
                <text:list-item>
                  <text:p text:style-name="P55">O bibliotecário altera as informações que desejar.</text:p>
                </text:list-item>
                <text:list-item>
                  <text:p text:style-name="P55">O bibliotecário confirma a alteração.</text:p>
                </text:list-item>
              </text:list>
            </text:list-item>
            <text:list-item>
              <text:p text:style-name="P20">Exceções:</text:p>
              <text:list>
                <text:list-item>
                  <text:p text:style-name="P43">Campos de texto obrigatórios não estão preenchidos.</text:p>
                </text:list-item>
              </text:list>
            </text:list-item>
            <text:list-item>
              <text:p text:style-name="P20">Prioridade:</text:p>
              <text:list>
                <text:list-item>
                  <text:p text:style-name="P52">4.</text:p>
                </text:list-item>
              </text:list>
            </text:list-item>
            <text:list-item>
              <text:p text:style-name="P20">Frequência de uso:</text:p>
              <text:list>
                <text:list-item>
                  <text:p text:style-name="P32">1.</text:p>
                </text:list-item>
              </text:list>
            </text:list-item>
            <text:list-item>
              <text:p text:style-name="P20">Questões em aberto:</text:p>
              <text:list>
                <text:list-item>
                  <text:p text:style-name="P43">Nenhuma.</text:p>
                </text:list-item>
              </text:list>
            </text:list-item>
          </text:list>
        </text:list-item>
      </text:list>
      <text:p text:style-name="P6"/>
      <text:list text:continue-numbering="true" text:style-name="L2">
        <text:list-item>
          <text:p text:style-name="P55">Ocultar livro cadastrado</text:p>
          <text:list>
            <text:list-item>
              <text:p text:style-name="P20">Versão: <text:span text:style-name="T2">1.</text:span><text:span text:style-name="T11">1</text:span></text:p>
            </text:list-item>
            <text:list-item>
              <text:p text:style-name="P20">Ator primário:</text:p>
              <text:list>
                <text:list-item>
                  <text:p text:style-name="P43">Bibliotecário.</text:p>
                </text:list-item>
              </text:list>
            </text:list-item>
            <text:list-item>
              <text:p text:style-name="P20">Objetivo no contexto:</text:p>
              <text:list>
                <text:list-item>
                  <text:p text:style-name="P55">Ocultar um livro cadastrado para que ele não fique mais disponível para os <text:span text:style-name="T12">leitores</text:span>.</text:p>
                </text:list-item>
              </text:list>
            </text:list-item>
            <text:list-item>
              <text:p text:style-name="P20">Precondições:</text:p>
              <text:list>
                <text:list-item>
                  <text:p text:style-name="P55">Ao menos um livro deve estar cadastrado.</text:p>
                </text:list-item>
              </text:list>
            </text:list-item>
            <text:list-item>
              <text:p text:style-name="P20"><text:span text:style-name="T3">Trigger</text:span>:</text:p>
              <text:list>
                <text:list-item>
                  <text:p text:style-name="P43">O bibliotecário <text:span text:style-name="T11">escolhe a opção para alterar dados de livros já cadastrados.</text:span></text:p>
                </text:list-item>
              </text:list>
            </text:list-item>
            <text:list-item>
              <text:p text:style-name="P20">Cenário:</text:p>
              <text:list>
                <text:list-item>
                  <text:p text:style-name="P43">O bibliotecário <text:span text:style-name="T11">escolhe a opção para alterar dados de livros já cadastrados.</text:span></text:p>
                </text:list-item>
                <text:list-item>
                  <text:p text:style-name="P55">O bibliotecário escolhe a opção para esconder o ocultar o livro.</text:p>
                </text:list-item>
                <text:list-item>
                  <text:p text:style-name="P55">O bibliotecário confirma a alteração.</text:p>
                </text:list-item>
              </text:list>
            </text:list-item>
            <text:list-item>
              <text:p text:style-name="P20">Exceções:</text:p>
              <text:list>
                <text:list-item>
                  <text:p text:style-name="P58">O livro já foi ocultado.</text:p>
                </text:list-item>
              </text:list>
            </text:list-item>
            <text:list-item>
              <text:p text:style-name="P20">Prioridade:</text:p>
              <text:list>
                <text:list-item>
                  <text:p text:style-name="P52">5.</text:p>
                </text:list-item>
              </text:list>
            </text:list-item>
            <text:list-item>
              <text:p text:style-name="P20">Frequência de uso:</text:p>
              <text:list>
                <text:list-item>
                  <text:p text:style-name="P32">1.</text:p>
                </text:list-item>
              </text:list>
            </text:list-item>
            <text:list-item>
              <text:p text:style-name="P20">Questões em aberto:</text:p>
              <text:list>
                <text:list-item>
                  <text:p text:style-name="P43">Nenhuma.</text:p>
                </text:list-item>
              </text:list>
            </text:list-item>
          </text:list>
        </text:list-item>
        <text:list-item>
          <text:p text:style-name="P56"><text:span text:style-name="T12">Desocultar </text:span>livro cadastrado</text:p>
          <text:list>
            <text:list-item>
              <text:p text:style-name="P21">Versão: <text:span text:style-name="T2">1.</text:span><text:span text:style-name="T11">1</text:span></text:p>
            </text:list-item>
            <text:list-item>
              <text:p text:style-name="P21">Ator primário:</text:p>
              <text:list>
                <text:list-item>
                  <text:p text:style-name="P44">Bibliotecário.</text:p>
                </text:list-item>
              </text:list>
            </text:list-item>
            <text:list-item>
              <text:p text:style-name="P21">Objetivo no contexto:</text:p>
              <text:list>
                <text:list-item>
                  <text:p text:style-name="P57">Ocultar um livro cadastrado para que ele não fique mais disponível para os <text:span text:style-name="T12">leitores</text:span>.</text:p>
                </text:list-item>
              </text:list>
            </text:list-item>
            <text:list-item>
              <text:p text:style-name="P21">Precondições:</text:p>
              <text:list>
                <text:list-item>
                  <text:p text:style-name="P44">O bibliotecário deve estar logado no sistema.</text:p>
                </text:list-item>
              </text:list>
            </text:list-item>
            <text:list-item>
              <text:p text:style-name="P21"><text:span text:style-name="T3">Trigger</text:span>:</text:p>
              <text:list>
                <text:list-item>
                  <text:p text:style-name="P44">O bibliotecário <text:span text:style-name="T11">escolhe a opção para alterar dados de livros já cadastrados.</text:span></text:p>
                </text:list-item>
              </text:list>
            </text:list-item>
            <text:list-item>
              <text:p text:style-name="P21">Cenário:</text:p>
              <text:list>
                <text:list-item>
                  <text:p text:style-name="P44">O bibliotecário <text:span text:style-name="T11">escolhe a opção para alterar dados de livros já cadastrados.</text:span></text:p>
                </text:list-item>
                <text:list-item>
                  <text:p text:style-name="P57">O bibliotecário escolhe o livro <text:span text:style-name="T12">que deseja desocultar</text:span>.</text:p>
                </text:list-item>
                <text:list-item>
                  <text:p text:style-name="P57">O bibliotecário confirma a alteração.</text:p>
                </text:list-item>
              </text:list>
            </text:list-item>
            <text:list-item>
              <text:p text:style-name="P21">Exceções:</text:p>
              <text:list>
                <text:list-item>
                  <text:p text:style-name="P58">O livro não está oculto.</text:p>
                </text:list-item>
              </text:list>
            </text:list-item>
            <text:list-item>
              <text:p text:style-name="P21">Prioridade:</text:p>
              <text:list>
                <text:list-item>
                  <text:p text:style-name="P52">5.</text:p>
                </text:list-item>
              </text:list>
            </text:list-item>
            <text:list-item>
              <text:p text:style-name="P21">Frequência de uso:</text:p>
              <text:list>
                <text:list-item>
                  <text:p text:style-name="P37"><text:span text:style-name="T18">1</text:span>.</text:p>
                </text:list-item>
              </text:list>
            </text:list-item>
            <text:list-item>
              <text:p text:style-name="P21">Questões em aberto:</text:p>
              <text:list>
                <text:list-item>
                  <text:p text:style-name="P44">Nenhuma.</text:p>
                </text:list-item>
              </text:list>
            </text:list-item>
          </text:list>
        </text:list-item>
      </text:list>
      <text:p text:style-name="P7"/>
      <text:list text:continue-numbering="true" text:style-name="L2">
        <text:list-item>
          <text:p text:style-name="P44">Cadastrar leitor</text:p>
          <text:list>
            <text:list-item>
              <text:p text:style-name="P21">Versão: <text:span text:style-name="T2">1.</text:span><text:span text:style-name="T18">1</text:span></text:p>
            </text:list-item>
            <text:list-item>
              <text:p text:style-name="P21">Ator primário:</text:p>
              <text:list>
                <text:list-item>
                  <text:p text:style-name="P44">Bibliotecário.</text:p>
                </text:list-item>
              </text:list>
            </text:list-item>
            <text:list-item>
              <text:p text:style-name="P21">Objetivo no contexto:</text:p>
              <text:list>
                <text:list-item>
                  <text:p text:style-name="P44">Bibliotecários podem cadastrar novos leitores no sistema, que <text:span text:style-name="T10">por sua vez </text:span>poderão <text:span text:style-name="T10">pegar livros emprestados</text:span>.</text:p>
                </text:list-item>
              </text:list>
            </text:list-item>
            <text:list-item>
              <text:p text:style-name="P21">Precondições:</text:p>
              <text:list>
                <text:list-item>
                  <text:p text:style-name="P44">O bibliotecário deve estar logado no sistema.</text:p>
                </text:list-item>
                <text:list-item>
                  <text:p text:style-name="P44">O leitor não deve possuir cadastro.</text:p>
                </text:list-item>
              </text:list>
            </text:list-item>
            <text:list-item>
              <text:p text:style-name="P21"><text:span text:style-name="T3">Trigger</text:span>:</text:p>
              <text:list>
                <text:list-item>
                  <text:p text:style-name="P44">O bibliotecário clica para cadastrar novo leitor.</text:p>
                </text:list-item>
              </text:list>
            </text:list-item>
            <text:list-item>
              <text:p text:style-name="P21">Cenário:</text:p>
              <text:list>
                <text:list-item>
                  <text:p text:style-name="P44">O bibliotecário escolhe a opção de cadastrar novo leitor.</text:p>
                </text:list-item>
                <text:list-item>
                  <text:p text:style-name="P44">O bibliotecário informa os dados cadastrais do lelitor.</text:p>
                </text:list-item>
                <text:list-item>
                  <text:p text:style-name="P44">O bibliotecário escolhe a opção de confirmar e cadastrar.</text:p>
                </text:list-item>
              </text:list>
            </text:list-item>
            <text:list-item>
              <text:p text:style-name="P21">Exceções:</text:p>
              <text:list>
                <text:list-item>
                  <text:p text:style-name="P44">Campos de texto obrigatórios não estão preenchidos.</text:p>
                </text:list-item>
                <text:list-item>
                  <text:p text:style-name="P44">Leitor já cadastrado.</text:p>
                </text:list-item>
                <text:list-item>
                  <text:p text:style-name="P44">Erro desconhecido ao efetuar cadastro.</text:p>
                </text:list-item>
              </text:list>
            </text:list-item>
            <text:list-item>
              <text:p text:style-name="P21">Prioridade:</text:p>
              <text:list>
                <text:list-item>
                  <text:p text:style-name="P52">2.</text:p>
                </text:list-item>
              </text:list>
            </text:list-item>
            <text:list-item>
              <text:p text:style-name="P21">Frequência de uso:</text:p>
              <text:list>
                <text:list-item>
                  <text:p text:style-name="P37"><text:span text:style-name="T18">9</text:span>.</text:p>
                </text:list-item>
              </text:list>
            </text:list-item>
            <text:list-item>
              <text:p text:style-name="P21">Questões em aberto:</text:p>
              <text:list>
                <text:list-item>
                  <text:p text:style-name="P44">Nenhuma.</text:p>
                </text:list-item>
              </text:list>
            </text:list-item>
          </text:list>
        </text:list-item>
        <text:list-item>
          <text:p text:style-name="P59">Alterar cadastro de leitor</text:p>
          <text:list>
            <text:list-item>
              <text:p text:style-name="P21">Versão: <text:span text:style-name="T2">1.</text:span><text:span text:style-name="T12">1</text:span></text:p>
            </text:list-item>
            <text:list-item>
              <text:p text:style-name="P21">Ator primário:</text:p>
              <text:list>
                <text:list-item>
                  <text:p text:style-name="P44">Bibliotecário.</text:p>
                </text:list-item>
              </text:list>
            </text:list-item>
            <text:list-item>
              <text:p text:style-name="P21">Objetivo no contexto:</text:p>
              <text:list>
                <text:list-item>
                  <text:p text:style-name="P58">Alterar dados cadastrais do leitor.</text:p>
                </text:list-item>
              </text:list>
            </text:list-item>
            <text:list-item>
              <text:p text:style-name="P21">Precondições:</text:p>
              <text:list>
                <text:list-item>
                  <text:p text:style-name="P58">Ao menos um leitor deve estar cadastrado.</text:p>
                </text:list-item>
              </text:list>
            </text:list-item>
            <text:list-item>
              <text:p text:style-name="P21"><text:span text:style-name="T3">Trigger</text:span>:</text:p>
              <text:list>
                <text:list-item>
                  <text:p text:style-name="P44">O bibliotecário clica para <text:span text:style-name="T12">alterar dados de um leitor</text:span>.</text:p>
                </text:list-item>
              </text:list>
            </text:list-item>
            <text:list-item>
              <text:p text:style-name="P21">Cenário:</text:p>
              <text:list>
                <text:list-item>
                  <text:p text:style-name="P44">O bibliotecário escolhe a opção de <text:span text:style-name="T12">alterar dados de um leitor</text:span>.</text:p>
                </text:list-item>
                <text:list-item>
                  <text:p text:style-name="P44">O bibliotecário informa os dados cadastrais do lelitor.</text:p>
                </text:list-item>
                <text:list-item>
                  <text:p text:style-name="P44">O bibliotecário escolhe a opção de confirmar <text:span text:style-name="T12">alterações</text:span>.</text:p>
                </text:list-item>
              </text:list>
            </text:list-item>
            <text:list-item>
              <text:p text:style-name="P21">Exceções:</text:p>
              <text:list>
                <text:list-item>
                  <text:p text:style-name="P44">Campos de texto obrigatórios não estão preenchidos.</text:p>
                </text:list-item>
                <text:list-item>
                  <text:p text:style-name="P60">Não foi informado dados diferentes.</text:p>
                </text:list-item>
              </text:list>
            </text:list-item>
            <text:list-item>
              <text:p text:style-name="P21">Prioridade:</text:p>
              <text:list>
                <text:list-item>
                  <text:p text:style-name="P52">3.</text:p>
                </text:list-item>
              </text:list>
            </text:list-item>
            <text:list-item>
              <text:p text:style-name="P21">Frequência de uso:</text:p>
              <text:list>
                <text:list-item>
                  <text:p text:style-name="P37"><text:span text:style-name="T18">3</text:span>.</text:p>
                </text:list-item>
              </text:list>
            </text:list-item>
            <text:list-item>
              <text:p text:style-name="P21">Questões em aberto:</text:p>
              <text:list>
                <text:list-item>
                  <text:p text:style-name="P44">Nenhuma.</text:p>
                </text:list-item>
              </text:list>
            </text:list-item>
          </text:list>
        </text:list-item>
      </text:list>
      <text:p text:style-name="P7"/>
      <text:list text:continue-numbering="true" text:style-name="L2">
        <text:list-item>
          <text:p text:style-name="P61">Excluir cadastro do leitor</text:p>
          <text:list>
            <text:list-item>
              <text:p text:style-name="P22">Versão: <text:span text:style-name="T2">1.</text:span><text:span text:style-name="T18">1</text:span></text:p>
            </text:list-item>
            <text:list-item>
              <text:p text:style-name="P22">Ator primário:</text:p>
              <text:list>
                <text:list-item>
                  <text:p text:style-name="P45">Bibliotecário.</text:p>
                </text:list-item>
              </text:list>
            </text:list-item>
            <text:list-item>
              <text:p text:style-name="P22">Objetivo no contexto:</text:p>
              <text:list>
                <text:list-item>
                  <text:p text:style-name="P61">Excluir o cadastro de um leitor.</text:p>
                </text:list-item>
              </text:list>
            </text:list-item>
            <text:list-item>
              <text:p text:style-name="P22">Precondições:</text:p>
              <text:list>
                <text:list-item>
                  <text:p text:style-name="P61">Ao menos um leitor deve estar cadastrado.</text:p>
                </text:list-item>
              </text:list>
            </text:list-item>
            <text:list-item>
              <text:p text:style-name="P22"><text:span text:style-name="T3">Trigger</text:span>:</text:p>
              <text:list>
                <text:list-item>
                  <text:p text:style-name="P45">O bibliotecário clica para <text:span text:style-name="T13">excluir leitor</text:span>.</text:p>
                </text:list-item>
              </text:list>
            </text:list-item>
            <text:list-item>
              <text:p text:style-name="P22">Cenário:</text:p>
              <text:list>
                <text:list-item>
                  <text:p text:style-name="P45">O bibliotecário escolhe a opção de <text:span text:style-name="T13">excluir leitor</text:span>.</text:p>
                </text:list-item>
                <text:list-item>
                  <text:p text:style-name="P45">O bibliotecário <text:span text:style-name="T13">confirma os dados do leitor</text:span>.</text:p>
                </text:list-item>
                <text:list-item>
                  <text:p text:style-name="P45">O bibliotecário escolhe a opção de confirmar <text:span text:style-name="T13">exclusão</text:span>.</text:p>
                </text:list-item>
              </text:list>
            </text:list-item>
            <text:list-item>
              <text:p text:style-name="P22">Exceções:</text:p>
              <text:list>
                <text:list-item>
                  <text:p text:style-name="P45">Leitor já cadastrado.</text:p>
                </text:list-item>
              </text:list>
            </text:list-item>
            <text:list-item>
              <text:p text:style-name="P22">Prioridade:</text:p>
              <text:list>
                <text:list-item>
                  <text:p text:style-name="P52">3.</text:p>
                </text:list-item>
              </text:list>
            </text:list-item>
            <text:list-item>
              <text:p text:style-name="P22">Frequência de uso:</text:p>
              <text:list>
                <text:list-item>
                  <text:p text:style-name="P38"><text:span text:style-name="T18">1</text:span>.</text:p>
                </text:list-item>
              </text:list>
            </text:list-item>
            <text:list-item>
              <text:p text:style-name="P22">Questões em aberto:</text:p>
              <text:list>
                <text:list-item>
                  <text:p text:style-name="P45">Nenhuma.</text:p>
                </text:list-item>
              </text:list>
            </text:list-item>
          </text:list>
          <text:p text:style-name="P45"/>
        </text:list-item>
        <text:list-item>
          <text:p text:style-name="P62"><text:span text:style-name="T11">Emprestar</text:span> livro para um leitor</text:p>
          <text:list>
            <text:list-item>
              <text:p text:style-name="P18">Versão: <text:span text:style-name="T2">1.</text:span><text:span text:style-name="T18">1</text:span></text:p>
            </text:list-item>
            <text:list-item>
              <text:p text:style-name="P18">Ator primário:</text:p>
              <text:list>
                <text:list-item>
                  <text:p text:style-name="P41">Bibliotecário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41">Bibliotecários podem <text:span text:style-name="T7">efetuar empréstimos de livros para leitores</text:span>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41">O bibliotecário deve estar logado no sistema.</text:p>
                </text:list-item>
                <text:list-item>
                  <text:p text:style-name="P63">O leitor deve possuir cadastro válido.</text:p>
                </text:list-item>
                <text:list-item>
                  <text:p text:style-name="P63">O leitor não deve possuir livros com devolução atrasada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41">O bibliotecário clica <text:span text:style-name="T7">na opção de emprestar livros</text:span>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41">O bibliotecário escolhe a opção de <text:span text:style-name="T7">emprestar livro</text:span>.</text:p>
                </text:list-item>
                <text:list-item>
                  <text:p text:style-name="P41">O bibliotecário informa os dados <text:span text:style-name="T7">do leitor</text:span>.</text:p>
                </text:list-item>
                <text:list-item>
                  <text:p text:style-name="P41">O bibliotecário <text:span text:style-name="T7">informa os dados dos livros a ser emprestado</text:span>.</text:p>
                </text:list-item>
                <text:list-item>
                  <text:p text:style-name="P63">O bibliotecário confirma o empréstimo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41">Campos de texto obrigatórios não estão preenchidos.</text:p>
                </text:list-item>
                <text:list-item>
                  <text:p text:style-name="P63">Leitor possui livros atrasados.</text:p>
                </text:list-item>
                <text:list-item>
                  <text:p text:style-name="P63">Dados do livro informado são inválidos.</text:p>
                </text:list-item>
                <text:list-item>
                  <text:p text:style-name="P41">Erro desconhecido ao efetuar <text:span text:style-name="T7">empréstimo</text:span>.</text:p>
                </text:list-item>
              </text:list>
            </text:list-item>
            <text:list-item>
              <text:p text:style-name="P18">Prioridade:</text:p>
              <text:list>
                <text:list-item>
                  <text:p text:style-name="P52">1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6"><text:span text:style-name="T18">10</text:span>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41">Nenhuma.</text:p>
                  <text:p text:style-name="P41"/>
                </text:list-item>
              </text:list>
            </text:list-item>
          </text:list>
        </text:list-item>
        <text:list-item>
          <text:p text:style-name="P61">Emitir comprovante de empréstimo</text:p>
          <text:list>
            <text:list-item>
              <text:p text:style-name="P22">Versão: <text:span text:style-name="T2">1.</text:span><text:span text:style-name="T18">1</text:span></text:p>
            </text:list-item>
            <text:list-item>
              <text:p text:style-name="P22">Ator primário:</text:p>
              <text:list>
                <text:list-item>
                  <text:p text:style-name="P61">Sistema (Automático).</text:p>
                </text:list-item>
              </text:list>
            </text:list-item>
            <text:list-item>
              <text:p text:style-name="P22">Objetivo no contexto:</text:p>
              <text:list>
                <text:list-item>
                  <text:p text:style-name="P61">Emitir comprovantes de empréstimo para leitores quando pegares livros emprestados.</text:p>
                </text:list-item>
              </text:list>
            </text:list-item>
            <text:list-item>
              <text:p text:style-name="P22">Precondições:</text:p>
              <text:list>
                <text:list-item>
                  <text:p text:style-name="P64">O leitor deve possuir cadastro válido.</text:p>
                </text:list-item>
              </text:list>
            </text:list-item>
            <text:list-item>
              <text:p text:style-name="P22"><text:span text:style-name="T3">Trigger</text:span>:</text:p>
              <text:list>
                <text:list-item>
                  <text:p text:style-name="P61">Um empréstimo de livros é feito.</text:p>
                </text:list-item>
              </text:list>
            </text:list-item>
            <text:list-item>
              <text:p text:style-name="P22">Cenário:</text:p>
              <text:list>
                <text:list-item>
                  <text:p text:style-name="P61">O bibliotecário empresta um ou mais livros para um leitor.</text:p>
                </text:list-item>
                <text:list-item>
                  <text:p text:style-name="P61">O sistema emite um comprovante que pode se impresso.</text:p>
                </text:list-item>
                <text:list-item>
                  <text:p text:style-name="P61">O sistema envia um comprovante para a conta do leitor.</text:p>
                </text:list-item>
              </text:list>
            </text:list-item>
            <text:list-item>
              <text:p text:style-name="P22">Exceções:</text:p>
              <text:list>
                <text:list-item>
                  <text:p text:style-name="P61">Nenhuma</text:p>
                </text:list-item>
              </text:list>
            </text:list-item>
            <text:list-item>
              <text:p text:style-name="P22">Prioridade:</text:p>
              <text:list>
                <text:list-item>
                  <text:p text:style-name="P32">3.</text:p>
                </text:list-item>
              </text:list>
            </text:list-item>
            <text:list-item>
              <text:p text:style-name="P22">Frequência de uso:</text:p>
              <text:list>
                <text:list-item>
                  <text:p text:style-name="P38"><text:span text:style-name="T18">10</text:span>.</text:p>
                </text:list-item>
              </text:list>
            </text:list-item>
            <text:list-item>
              <text:p text:style-name="P22">Questões em aberto:</text:p>
              <text:list>
                <text:list-item>
                  <text:p text:style-name="P45">Nenhuma.</text:p>
                  <text:p text:style-name="P45"><text:soft-page-break/></text:p>
                </text:list-item>
              </text:list>
            </text:list-item>
          </text:list>
        </text:list-item>
        <text:list-item>
          <text:p text:style-name="P61">Notificar usuário</text:p>
          <text:list>
            <text:list-item>
              <text:p text:style-name="P22">Versão: <text:span text:style-name="T2">1.</text:span><text:span text:style-name="T18">1</text:span></text:p>
            </text:list-item>
            <text:list-item>
              <text:p text:style-name="P22">Ator primário:</text:p>
              <text:list>
                <text:list-item>
                  <text:p text:style-name="P61">Sistema (Automático).</text:p>
                </text:list-item>
              </text:list>
            </text:list-item>
            <text:list-item>
              <text:p text:style-name="P22">Objetivo no contexto:</text:p>
              <text:list>
                <text:list-item>
                  <text:p text:style-name="P61">Enviar uma notificação para o usuário. Esta notificação pode ser sobre qualquer assunto.</text:p>
                </text:list-item>
              </text:list>
            </text:list-item>
            <text:list-item>
              <text:p text:style-name="P22">Precondições:</text:p>
              <text:list>
                <text:list-item>
                  <text:p text:style-name="P61">[ToDo]</text:p>
                </text:list-item>
              </text:list>
            </text:list-item>
            <text:list-item>
              <text:p text:style-name="P22"><text:span text:style-name="T3">Trigger</text:span>:</text:p>
              <text:list>
                <text:list-item>
                  <text:p text:style-name="P61">Um visitante faz login no sistema.</text:p>
                </text:list-item>
                <text:list-item>
                  <text:p text:style-name="P61">Um usuário altera a senha da sua conta.</text:p>
                </text:list-item>
                <text:list-item>
                  <text:p text:style-name="P61">Um leitor renova um livro emprestado.</text:p>
                </text:list-item>
                <text:list-item>
                  <text:p text:style-name="P61">Um bibliotecário empresta um livro para um leitor.</text:p>
                </text:list-item>
              </text:list>
            </text:list-item>
            <text:list-item>
              <text:p text:style-name="P22">Cenário:</text:p>
              <text:list>
                <text:list-item>
                  <text:p text:style-name="P45">O bibliotecário escolhe a opção de <text:span text:style-name="T7">emprestar livro</text:span>.</text:p>
                </text:list-item>
                <text:list-item>
                  <text:p text:style-name="P45">O bibliotecário informa os dados <text:span text:style-name="T7">do leitor</text:span>.</text:p>
                </text:list-item>
                <text:list-item>
                  <text:p text:style-name="P45">O bibliotecário <text:span text:style-name="T7">informa os dados dos livros a ser emprestado</text:span>.</text:p>
                </text:list-item>
                <text:list-item>
                  <text:p text:style-name="P64">O bibliotecário confirma o empréstimo.</text:p>
                </text:list-item>
              </text:list>
            </text:list-item>
            <text:list-item>
              <text:p text:style-name="P22">Exceções:</text:p>
              <text:list>
                <text:list-item>
                  <text:p text:style-name="P45">Campos de texto obrigatórios não estão preenchidos.</text:p>
                </text:list-item>
                <text:list-item>
                  <text:p text:style-name="P64">Leitor possui livros atrasados.</text:p>
                </text:list-item>
                <text:list-item>
                  <text:p text:style-name="P64">Dados do livro informado são inválidos.</text:p>
                </text:list-item>
                <text:list-item>
                  <text:p text:style-name="P45">Erro desconhecido ao efetuar <text:span text:style-name="T7">empréstimo</text:span>.</text:p>
                </text:list-item>
              </text:list>
            </text:list-item>
            <text:list-item>
              <text:p text:style-name="P22">Prioridade:</text:p>
              <text:list>
                <text:list-item>
                  <text:p text:style-name="P52">6.</text:p>
                </text:list-item>
              </text:list>
            </text:list-item>
            <text:list-item>
              <text:p text:style-name="P22">Frequência de uso:</text:p>
              <text:list>
                <text:list-item>
                  <text:p text:style-name="P38"><text:span text:style-name="T18">10</text:span>.</text:p>
                </text:list-item>
              </text:list>
            </text:list-item>
            <text:list-item>
              <text:p text:style-name="P22">Questões em aberto:</text:p>
              <text:list>
                <text:list-item>
                  <text:p text:style-name="P45">Nenhuma.</text:p>
                  <text:p text:style-name="P45"/>
                </text:list-item>
              </text:list>
            </text:list-item>
          </text:list>
        </text:list-item>
        <text:list-item>
          <text:p text:style-name="P67">Cadastrar bibliotecário</text:p>
          <text:list>
            <text:list-item>
              <text:p text:style-name="P18">Versão: <text:span text:style-name="T2">1.</text:span><text:span text:style-name="T18">1</text:span></text:p>
            </text:list-item>
            <text:list-item>
              <text:p text:style-name="P18">Ator primário:</text:p>
              <text:list>
                <text:list-item>
                  <text:p text:style-name="P67">Administrador.</text:p>
                </text:list-item>
              </text:list>
            </text:list-item>
            <text:list-item>
              <text:p text:style-name="P18">Objetivo no contexto:</text:p>
              <text:list>
                <text:list-item>
                  <text:p text:style-name="P70">Administradores podem cadastrar novos bibliotecários.</text:p>
                </text:list-item>
              </text:list>
            </text:list-item>
            <text:list-item>
              <text:p text:style-name="P18">Precondições:</text:p>
              <text:list>
                <text:list-item>
                  <text:p text:style-name="P41">O <text:span text:style-name="T8">administrador </text:span>deve estar logado no sistema.</text:p>
                </text:list-item>
                <text:list-item>
                  <text:p text:style-name="P70">O bibliotecário não deve conter cadastro prévio.</text:p>
                </text:list-item>
              </text:list>
            </text:list-item>
            <text:list-item>
              <text:p text:style-name="P18"><text:span text:style-name="T3">Trigger</text:span>:</text:p>
              <text:list>
                <text:list-item>
                  <text:p text:style-name="P41">O <text:span text:style-name="T8">administrador</text:span> clica <text:span text:style-name="T7">na opção de </text:span><text:span text:style-name="T8">cadastrar novo bibliotecário</text:span>.</text:p>
                </text:list-item>
              </text:list>
            </text:list-item>
            <text:list-item>
              <text:p text:style-name="P18">Cenário:</text:p>
              <text:list>
                <text:list-item>
                  <text:p text:style-name="P41">O <text:span text:style-name="T8">administrador</text:span> escolhe a opção de <text:span text:style-name="T8">cadastrar novo bibliotecário</text:span>.</text:p>
                </text:list-item>
                <text:list-item>
                  <text:p text:style-name="P41">O <text:span text:style-name="T8">administrador</text:span> informa os dados <text:span text:style-name="T7">do </text:span><text:span text:style-name="T8">bibliotecário</text:span>.</text:p>
                </text:list-item>
                <text:list-item>
                  <text:p text:style-name="P63">O <text:span text:style-name="T8">administrador</text:span> confirma o <text:span text:style-name="T8">cadastro</text:span>.</text:p>
                </text:list-item>
              </text:list>
            </text:list-item>
            <text:list-item>
              <text:p text:style-name="P18">Exceções:</text:p>
              <text:list>
                <text:list-item>
                  <text:p text:style-name="P41">Campos de texto obrigatórios não estão preenchidos.</text:p>
                </text:list-item>
                <text:list-item>
                  <text:p text:style-name="P70">O bibliotecário possui cadastro prévio.</text:p>
                </text:list-item>
                <text:list-item>
                  <text:p text:style-name="P63">Dados do livro informado são inválidos.</text:p>
                </text:list-item>
                <text:list-item>
                  <text:p text:style-name="P41">Erro desconhecido ao efetuar <text:span text:style-name="T8">cadastro</text:span>.</text:p>
                </text:list-item>
              </text:list>
            </text:list-item>
            <text:list-item>
              <text:p text:style-name="P18"><text:soft-page-break/>Prioridade:</text:p>
              <text:list>
                <text:list-item>
                  <text:p text:style-name="P52">3.</text:p>
                </text:list-item>
              </text:list>
            </text:list-item>
            <text:list-item>
              <text:p text:style-name="P18">Frequência de uso:</text:p>
              <text:list>
                <text:list-item>
                  <text:p text:style-name="P36"><text:span text:style-name="T18">1</text:span>.</text:p>
                </text:list-item>
              </text:list>
            </text:list-item>
            <text:list-item>
              <text:p text:style-name="P18">Questões em aberto:</text:p>
              <text:list>
                <text:list-item>
                  <text:p text:style-name="P41">Nenhuma.</text:p>
                </text:list-item>
              </text:list>
            </text:list-item>
          </text:list>
        </text:list-item>
      </text:list>
      <text:p text:style-name="P5"/>
      <text:list text:continue-numbering="true" text:style-name="L2">
        <text:list-item>
          <text:p text:style-name="P73">Alterar cadastro de bibliotecário</text:p>
          <text:list>
            <text:list-item>
              <text:p text:style-name="P23">Versão: <text:span text:style-name="T2">1.</text:span><text:span text:style-name="T18">1</text:span></text:p>
            </text:list-item>
            <text:list-item>
              <text:p text:style-name="P23">Ator primário:</text:p>
              <text:list>
                <text:list-item>
                  <text:p text:style-name="P68">Administrador.</text:p>
                </text:list-item>
              </text:list>
            </text:list-item>
            <text:list-item>
              <text:p text:style-name="P23">Objetivo no contexto:</text:p>
              <text:list>
                <text:list-item>
                  <text:p text:style-name="P73">Alterar dados cadastrais de um administrador.</text:p>
                </text:list-item>
              </text:list>
            </text:list-item>
            <text:list-item>
              <text:p text:style-name="P23">Precondições:</text:p>
              <text:list>
                <text:list-item>
                  <text:p text:style-name="P73">[ToDo]</text:p>
                </text:list-item>
              </text:list>
            </text:list-item>
            <text:list-item>
              <text:p text:style-name="P23"><text:span text:style-name="T3">Trigger</text:span>:</text:p>
              <text:list>
                <text:list-item>
                  <text:p text:style-name="P46">O <text:span text:style-name="T8">administrador</text:span> clica <text:span text:style-name="T7">na opção de </text:span><text:span text:style-name="T14">alterar dados cadastrais de um bibliotecário</text:span>.</text:p>
                </text:list-item>
              </text:list>
            </text:list-item>
            <text:list-item>
              <text:p text:style-name="P23">Cenário:</text:p>
              <text:list>
                <text:list-item>
                  <text:p text:style-name="P73">O administrador escolhe a opção de alterar dados cadastrais de um bibliotecário.</text:p>
                </text:list-item>
                <text:list-item>
                  <text:p text:style-name="P73">O administrador escolhe o bibliotecário para alterar seus dados.</text:p>
                </text:list-item>
                <text:list-item>
                  <text:p text:style-name="P73">O administrador altera os dados que for necessário.</text:p>
                </text:list-item>
                <text:list-item>
                  <text:p text:style-name="P73">O administrador confirma a alteração.</text:p>
                </text:list-item>
              </text:list>
            </text:list-item>
            <text:list-item>
              <text:p text:style-name="P23">Exceções:</text:p>
              <text:list>
                <text:list-item>
                  <text:p text:style-name="P46">Campos de texto obrigatórios não estão preenchidos.</text:p>
                </text:list-item>
                <text:list-item>
                  <text:p text:style-name="P73">Os dados informados são os mesmos já cadastrados.</text:p>
                </text:list-item>
              </text:list>
            </text:list-item>
            <text:list-item>
              <text:p text:style-name="P23">Prioridade:</text:p>
              <text:list>
                <text:list-item>
                  <text:p text:style-name="P52">5.</text:p>
                </text:list-item>
              </text:list>
            </text:list-item>
            <text:list-item>
              <text:p text:style-name="P23">Frequência de uso:</text:p>
              <text:list>
                <text:list-item>
                  <text:p text:style-name="P39"><text:span text:style-name="T18">1</text:span>.</text:p>
                </text:list-item>
              </text:list>
            </text:list-item>
            <text:list-item>
              <text:p text:style-name="P23">Questões em aberto:</text:p>
              <text:list>
                <text:list-item>
                  <text:p text:style-name="P46">Nenhuma.</text:p>
                </text:list-item>
              </text:list>
            </text:list-item>
          </text:list>
        </text:list-item>
        <text:list-item>
          <text:p text:style-name="P74">Excluir bibliotecário</text:p>
          <text:list>
            <text:list-item>
              <text:p text:style-name="P23">Versão: <text:span text:style-name="T2">1.</text:span><text:span text:style-name="T18">1</text:span></text:p>
            </text:list-item>
            <text:list-item>
              <text:p text:style-name="P23">Ator primário:</text:p>
              <text:list>
                <text:list-item>
                  <text:p text:style-name="P68">Administrador.</text:p>
                </text:list-item>
              </text:list>
            </text:list-item>
            <text:list-item>
              <text:p text:style-name="P23">Objetivo no contexto:</text:p>
              <text:list>
                <text:list-item>
                  <text:p text:style-name="P71">Administradores podem <text:span text:style-name="T14">excluir bibliotecários cadastrados</text:span>.</text:p>
                </text:list-item>
              </text:list>
            </text:list-item>
            <text:list-item>
              <text:p text:style-name="P23">Precondições:</text:p>
              <text:list>
                <text:list-item>
                  <text:p text:style-name="P73">Ao menos um bibliotecário deve estar cadastrado.</text:p>
                </text:list-item>
              </text:list>
            </text:list-item>
            <text:list-item>
              <text:p text:style-name="P23"><text:span text:style-name="T3">Trigger</text:span>:</text:p>
              <text:list>
                <text:list-item>
                  <text:p text:style-name="P46">O <text:span text:style-name="T8">administrador</text:span> clica <text:span text:style-name="T7">na opção de </text:span><text:span text:style-name="T14">excluir bibliotecário</text:span>.</text:p>
                </text:list-item>
              </text:list>
            </text:list-item>
            <text:list-item>
              <text:p text:style-name="P23">Cenário:</text:p>
              <text:list>
                <text:list-item>
                  <text:p text:style-name="P46">O <text:span text:style-name="T8">administrador</text:span> escolhe a opção de <text:span text:style-name="T15">excluir</text:span><text:span text:style-name="T8"> bibliotecário</text:span>.</text:p>
                </text:list-item>
                <text:list-item>
                  <text:p text:style-name="P65">O <text:span text:style-name="T8">administrador</text:span> confirma <text:span text:style-name="T15">a exclusão</text:span>.</text:p>
                </text:list-item>
              </text:list>
            </text:list-item>
            <text:list-item>
              <text:p text:style-name="P23">Exceções:</text:p>
              <text:list>
                <text:list-item>
                  <text:p text:style-name="P30">Bibliotecário selecionado não existe.</text:p>
                </text:list-item>
              </text:list>
            </text:list-item>
            <text:list-item>
              <text:p text:style-name="P23">Prioridade:</text:p>
              <text:list>
                <text:list-item>
                  <text:p text:style-name="P52">6.</text:p>
                </text:list-item>
              </text:list>
            </text:list-item>
            <text:list-item>
              <text:p text:style-name="P23">Frequência de uso:</text:p>
              <text:list>
                <text:list-item>
                  <text:p text:style-name="P39"><text:span text:style-name="T18">1</text:span>.</text:p>
                </text:list-item>
              </text:list>
            </text:list-item>
            <text:list-item>
              <text:p text:style-name="P23">Questões em aberto:</text:p>
              <text:list>
                <text:list-item>
                  <text:p text:style-name="P46">Nenhuma.</text:p>
                </text:list-item>
              </text:list>
            </text:list-item>
          </text:list>
        </text:list-item>
      </text:list>
      <text:p text:style-name="P48"/>
      <text:p text:style-name="P12">Prioridades <text:span text:style-name="T9">dos casos de uso</text:span></text:p>
      <text:p text:style-name="P11"/>
      <text:p text:style-name="P4"><text:tab/>As prioridades são descritas em uma escala de 0 a 10, onde menor o número maior a prioridade, Por exemplo: Um CDU com prioridade 3 deverá ser implementado antes de um CDU com prioridade 5.</text:p>
      <text:p text:style-name="P4"><text:tab/><text:span text:style-name="T9">Casos de uso com prioridade zero são considerados absolutamente essenciais para o cumprimento do objetivo base do sistema. </text:span><text:span text:style-name="T10">Para a implementação de CDU com nível 1 por exemplo, todos os CDU de nível zero devem estar implementados.</text:span></text:p>
      <text:p text:style-name="P4"/>
      <text:p text:style-name="P13">Frequência dos casos de uso</text:p>
      <text:p text:style-name="P10"><text:tab/><text:span text:style-name="T18">A frequência é uma escala de 1 a 10, onde 10 maior o valor maior a utilização. Frequência 10 seria algo como “usado com muita frequência”, e frequência 1 seria “utilizado raramente”</text:span></text:p>
      <text:p text:style-name="P9"><text:tab/></text:p>
      <text:p text:style-name="P8"/>
      <text:p text:style-name="P4"/>
      <text:p text:style-name="P14">Lista de versões</text:p>
      <text:list text:style-name="L3">
        <text:list-item>
          <text:p text:style-name="P77"><text:span text:style-name="T16">1.0 – </text:span><text:span text:style-name="T17">(29/08/2023)</text:span></text:p>
        </text:list-item>
        <text:list-item>
          <text:p text:style-name="P77"><text:span text:style-name="T17">1.</text:span><text:span text:style-name="T16">1 – (12/09/2023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genev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20:29:45.298044649</meta:creation-date>
    <dc:date>2023-09-14T13:31:26.461000000</dc:date>
    <meta:editing-duration>PT9H20M15S</meta:editing-duration>
    <meta:editing-cycles>19</meta:editing-cycles>
    <meta:generator>LibreOffice/7.6.0.3$Windows_X86_64 LibreOffice_project/69edd8b8ebc41d00b4de3915dc82f8f0fc3b6265</meta:generator>
    <meta:document-statistic meta:table-count="0" meta:image-count="0" meta:object-count="0" meta:page-count="12" meta:paragraph-count="481" meta:word-count="2418" meta:character-count="13375" meta:non-whitespace-character-count="11902"/>
  </office:meta>
</office:document-meta>
</file>